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ALMONACID ZAVALA, RAISSA YADHIR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MALA</text:span></text:p>
      <text:p text:style-name="P5"/>
      <text:p text:style-name="P5">Recojo: <text:span text:style-name="T3">ALMONACID ZAVALA, RAISSA YADHI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06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